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1" table:default-cell-style-name="ce4"/>
        <table:table-row table:style-name="ro1">
          <table:table-cell table:style-name="ce1" table:formula="oooc:=[.G1]" office:value-type="string" office:string-value="T1">
            <text:p>T1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]" office:value-type="string" office:string-value="T1">
            <text:p>T1</text:p>
          </table:table-cell>
          <table:table-cell/>
        </table:table-row>
        <table:table-row table:style-name="ro1">
          <table:table-cell table:style-name="ce1" table:formula="oooc:=[.G2]" office:value-type="string" office:string-value="T2">
            <text:p>T2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]" office:value-type="string" office:string-value="T2">
            <text:p>T2</text:p>
          </table:table-cell>
          <table:table-cell/>
        </table:table-row>
        <table:table-row table:style-name="ro1">
          <table:table-cell table:style-name="ce1" table:formula="oooc:=[.G3]" office:value-type="string" office:string-value="T3">
            <text:p>T3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]" office:value-type="string" office:string-value="T3">
            <text:p>T3</text:p>
          </table:table-cell>
          <table:table-cell/>
        </table:table-row>
        <table:table-row table:style-name="ro1">
          <table:table-cell table:style-name="ce1" table:formula="oooc:=[.G4]" office:value-type="string" office:string-value="T4">
            <text:p>T4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]" office:value-type="string" office:string-value="T4">
            <text:p>T4</text:p>
          </table:table-cell>
          <table:table-cell/>
        </table:table-row>
        <table:table-row table:style-name="ro1">
          <table:table-cell table:style-name="ce1" table:formula="oooc:=[.G5]" office:value-type="string" office:string-value="T5">
            <text:p>T5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]" office:value-type="string" office:string-value="T5">
            <text:p>T5</text:p>
          </table:table-cell>
          <table:table-cell/>
        </table:table-row>
        <table:table-row table:style-name="ro1">
          <table:table-cell table:style-name="ce1" table:formula="oooc:=[.G6]" office:value-type="string" office:string-value="T6">
            <text:p>T6</text:p>
          </table:table-cell>
          <table:table-cell table:style-name="ce1" office:value-type="float" office:value="6">
            <text:p>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6]" office:value-type="string" office:string-value="T6">
            <text:p>T6</text:p>
          </table:table-cell>
          <table:table-cell/>
        </table:table-row>
        <table:table-row table:style-name="ro1">
          <table:table-cell table:style-name="ce1" table:formula="oooc:=[.G7]" office:value-type="string" office:string-value="T7">
            <text:p>T7</text:p>
          </table:table-cell>
          <table:table-cell table:style-name="ce1" office:value-type="float" office:value="7">
            <text:p>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7]" office:value-type="string" office:string-value="T7">
            <text:p>T7</text:p>
          </table:table-cell>
          <table:table-cell/>
        </table:table-row>
        <table:table-row table:style-name="ro1">
          <table:table-cell table:style-name="ce1" table:formula="oooc:=[.G8]" office:value-type="string" office:string-value="T8">
            <text:p>T8</text:p>
          </table:table-cell>
          <table:table-cell table:style-name="ce1" office:value-type="float" office:value="8">
            <text:p>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8]" office:value-type="string" office:string-value="T8">
            <text:p>T8</text:p>
          </table:table-cell>
          <table:table-cell/>
        </table:table-row>
        <table:table-row table:style-name="ro1">
          <table:table-cell table:style-name="ce1" table:formula="oooc:=[.G9]" office:value-type="string" office:string-value="T9">
            <text:p>T9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9]" office:value-type="string" office:string-value="T9">
            <text:p>T9</text:p>
          </table:table-cell>
          <table:table-cell/>
        </table:table-row>
        <table:table-row table:style-name="ro1">
          <table:table-cell table:style-name="ce1" table:formula="oooc:=[.G10]" office:value-type="string" office:string-value="T10">
            <text:p>T10</text:p>
          </table:table-cell>
          <table:table-cell table:style-name="ce1" office:value-type="float" office:value="10">
            <text:p>1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0]" office:value-type="string" office:string-value="T10">
            <text:p>T10</text:p>
          </table:table-cell>
          <table:table-cell/>
        </table:table-row>
        <table:table-row table:style-name="ro1">
          <table:table-cell table:style-name="ce1" table:formula="oooc:=[.G11]" office:value-type="string" office:string-value="T11">
            <text:p>T11</text:p>
          </table:table-cell>
          <table:table-cell table:style-name="ce1" office:value-type="float" office:value="11">
            <text:p>1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1]" office:value-type="string" office:string-value="T11">
            <text:p>T11</text:p>
          </table:table-cell>
          <table:table-cell/>
        </table:table-row>
        <table:table-row table:style-name="ro1">
          <table:table-cell table:style-name="ce1" table:formula="oooc:=[.G12]" office:value-type="string" office:string-value="T12">
            <text:p>T12</text:p>
          </table:table-cell>
          <table:table-cell table:style-name="ce1" office:value-type="float" office:value="12">
            <text:p>1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2]" office:value-type="string" office:string-value="T12">
            <text:p>T12</text:p>
          </table:table-cell>
          <table:table-cell/>
        </table:table-row>
        <table:table-row table:style-name="ro1">
          <table:table-cell table:style-name="ce1" table:formula="oooc:=[.G13]" office:value-type="string" office:string-value="T13">
            <text:p>T13</text:p>
          </table:table-cell>
          <table:table-cell table:style-name="ce1" office:value-type="float" office:value="13">
            <text:p>1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3]" office:value-type="string" office:string-value="T13">
            <text:p>T13</text:p>
          </table:table-cell>
          <table:table-cell/>
        </table:table-row>
        <table:table-row table:style-name="ro1">
          <table:table-cell table:style-name="ce1" table:formula="oooc:=[.G14]" office:value-type="string" office:string-value="T14">
            <text:p>T14</text:p>
          </table:table-cell>
          <table:table-cell table:style-name="ce1" office:value-type="float" office:value="14">
            <text:p>1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4]" office:value-type="string" office:string-value="T14">
            <text:p>T14</text:p>
          </table:table-cell>
          <table:table-cell/>
        </table:table-row>
        <table:table-row table:style-name="ro1">
          <table:table-cell table:style-name="ce1" table:formula="oooc:=[.G15]" office:value-type="string" office:string-value="T15">
            <text:p>T15</text:p>
          </table:table-cell>
          <table:table-cell table:style-name="ce1" office:value-type="float" office:value="15">
            <text:p>1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5]" office:value-type="string" office:string-value="T15">
            <text:p>T15</text:p>
          </table:table-cell>
          <table:table-cell/>
        </table:table-row>
        <table:table-row table:style-name="ro1">
          <table:table-cell table:style-name="ce1" table:formula="oooc:=[.G16]" office:value-type="string" office:string-value="T16">
            <text:p>T16</text:p>
          </table:table-cell>
          <table:table-cell table:style-name="ce1" office:value-type="float" office:value="16">
            <text:p>1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6]" office:value-type="string" office:string-value="T16">
            <text:p>T16</text:p>
          </table:table-cell>
          <table:table-cell/>
        </table:table-row>
        <table:table-row table:style-name="ro1">
          <table:table-cell table:style-name="ce1" table:formula="oooc:=[.G17]" office:value-type="string" office:string-value="T17">
            <text:p>T17</text:p>
          </table:table-cell>
          <table:table-cell table:style-name="ce1" office:value-type="float" office:value="17">
            <text:p>1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7]" office:value-type="string" office:string-value="T17">
            <text:p>T17</text:p>
          </table:table-cell>
          <table:table-cell/>
        </table:table-row>
        <table:table-row table:style-name="ro1">
          <table:table-cell table:style-name="ce1" table:formula="oooc:=[.G18]" office:value-type="string" office:string-value="T18">
            <text:p>T18</text:p>
          </table:table-cell>
          <table:table-cell table:style-name="ce1" office:value-type="float" office:value="18">
            <text:p>1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8]" office:value-type="string" office:string-value="T18">
            <text:p>T18</text:p>
          </table:table-cell>
          <table:table-cell/>
        </table:table-row>
        <table:table-row table:style-name="ro1">
          <table:table-cell table:style-name="ce1" table:formula="oooc:=[.G19]" office:value-type="string" office:string-value="T19">
            <text:p>T19</text:p>
          </table:table-cell>
          <table:table-cell table:style-name="ce1" office:value-type="float" office:value="19">
            <text:p>1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19]" office:value-type="string" office:string-value="T19">
            <text:p>T19</text:p>
          </table:table-cell>
          <table:table-cell/>
        </table:table-row>
        <table:table-row table:style-name="ro1">
          <table:table-cell table:style-name="ce1" table:formula="oooc:=[.G20]" office:value-type="string" office:string-value="T20">
            <text:p>T20</text:p>
          </table:table-cell>
          <table:table-cell table:style-name="ce1" office:value-type="float" office:value="20">
            <text:p>2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0]" office:value-type="string" office:string-value="T20">
            <text:p>T20</text:p>
          </table:table-cell>
          <table:table-cell/>
        </table:table-row>
        <table:table-row table:style-name="ro1">
          <table:table-cell table:style-name="ce1" table:formula="oooc:=[.G21]" office:value-type="string" office:string-value="T21">
            <text:p>T21</text:p>
          </table:table-cell>
          <table:table-cell table:style-name="ce1" office:value-type="float" office:value="21">
            <text:p>2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1]" office:value-type="string" office:string-value="T21">
            <text:p>T21</text:p>
          </table:table-cell>
          <table:table-cell/>
        </table:table-row>
        <table:table-row table:style-name="ro1">
          <table:table-cell table:style-name="ce1" table:formula="oooc:=[.G22]" office:value-type="string" office:string-value="T22">
            <text:p>T22</text:p>
          </table:table-cell>
          <table:table-cell table:style-name="ce1" office:value-type="float" office:value="22">
            <text:p>2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2]" office:value-type="string" office:string-value="T22">
            <text:p>T22</text:p>
          </table:table-cell>
          <table:table-cell/>
        </table:table-row>
        <table:table-row table:style-name="ro1">
          <table:table-cell table:style-name="ce1" table:formula="oooc:=[.G23]" office:value-type="string" office:string-value="T23">
            <text:p>T23</text:p>
          </table:table-cell>
          <table:table-cell table:style-name="ce1" office:value-type="float" office:value="23">
            <text:p>2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3]" office:value-type="string" office:string-value="T23">
            <text:p>T23</text:p>
          </table:table-cell>
          <table:table-cell/>
        </table:table-row>
        <table:table-row table:style-name="ro1">
          <table:table-cell table:style-name="ce1" table:formula="oooc:=[.G24]" office:value-type="string" office:string-value="T24">
            <text:p>T24</text:p>
          </table:table-cell>
          <table:table-cell table:style-name="ce1" office:value-type="float" office:value="24">
            <text:p>2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4]" office:value-type="string" office:string-value="T24">
            <text:p>T24</text:p>
          </table:table-cell>
          <table:table-cell/>
        </table:table-row>
        <table:table-row table:style-name="ro1">
          <table:table-cell table:style-name="ce1" table:formula="oooc:=[.G25]" office:value-type="string" office:string-value="T25">
            <text:p>T25</text:p>
          </table:table-cell>
          <table:table-cell table:style-name="ce1" office:value-type="float" office:value="25">
            <text:p>2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5]" office:value-type="string" office:string-value="T25">
            <text:p>T25</text:p>
          </table:table-cell>
          <table:table-cell/>
        </table:table-row>
        <table:table-row table:style-name="ro1">
          <table:table-cell table:style-name="ce1" table:formula="oooc:=[.G26]" office:value-type="string" office:string-value="T26">
            <text:p>T26</text:p>
          </table:table-cell>
          <table:table-cell table:style-name="ce1" office:value-type="float" office:value="26">
            <text:p>2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6]" office:value-type="string" office:string-value="T26">
            <text:p>T26</text:p>
          </table:table-cell>
          <table:table-cell/>
        </table:table-row>
        <table:table-row table:style-name="ro1">
          <table:table-cell table:style-name="ce1" table:formula="oooc:=[.G27]" office:value-type="string" office:string-value="T27">
            <text:p>T27</text:p>
          </table:table-cell>
          <table:table-cell table:style-name="ce1" office:value-type="float" office:value="27">
            <text:p>2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7]" office:value-type="string" office:string-value="T27">
            <text:p>T27</text:p>
          </table:table-cell>
          <table:table-cell/>
        </table:table-row>
        <table:table-row table:style-name="ro1">
          <table:table-cell table:style-name="ce1" table:formula="oooc:=[.G28]" office:value-type="string" office:string-value="T28">
            <text:p>T28</text:p>
          </table:table-cell>
          <table:table-cell table:style-name="ce1" office:value-type="float" office:value="28">
            <text:p>2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8]" office:value-type="string" office:string-value="T28">
            <text:p>T28</text:p>
          </table:table-cell>
          <table:table-cell/>
        </table:table-row>
        <table:table-row table:style-name="ro1">
          <table:table-cell table:style-name="ce1" table:formula="oooc:=[.G29]" office:value-type="string" office:string-value="T29">
            <text:p>T29</text:p>
          </table:table-cell>
          <table:table-cell table:style-name="ce1" office:value-type="float" office:value="29">
            <text:p>2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29]" office:value-type="string" office:string-value="T29">
            <text:p>T29</text:p>
          </table:table-cell>
          <table:table-cell/>
        </table:table-row>
        <table:table-row table:style-name="ro1">
          <table:table-cell table:style-name="ce1" table:formula="oooc:=[.G30]" office:value-type="string" office:string-value="T30">
            <text:p>T30</text:p>
          </table:table-cell>
          <table:table-cell table:style-name="ce1" office:value-type="float" office:value="30">
            <text:p>3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0]" office:value-type="string" office:string-value="T30">
            <text:p>T30</text:p>
          </table:table-cell>
          <table:table-cell/>
        </table:table-row>
        <table:table-row table:style-name="ro1">
          <table:table-cell table:style-name="ce1" table:formula="oooc:=[.G31]" office:value-type="string" office:string-value="T31">
            <text:p>T31</text:p>
          </table:table-cell>
          <table:table-cell table:style-name="ce1" office:value-type="float" office:value="31">
            <text:p>3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1]" office:value-type="string" office:string-value="T31">
            <text:p>T31</text:p>
          </table:table-cell>
          <table:table-cell/>
        </table:table-row>
        <table:table-row table:style-name="ro1">
          <table:table-cell table:style-name="ce1" table:formula="oooc:=[.G32]" office:value-type="string" office:string-value="T32">
            <text:p>T32</text:p>
          </table:table-cell>
          <table:table-cell table:style-name="ce1" office:value-type="float" office:value="32">
            <text:p>3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2]" office:value-type="string" office:string-value="T32">
            <text:p>T32</text:p>
          </table:table-cell>
          <table:table-cell/>
        </table:table-row>
        <table:table-row table:style-name="ro1">
          <table:table-cell table:style-name="ce1" table:formula="oooc:=[.G33]" office:value-type="string" office:string-value="T33">
            <text:p>T33</text:p>
          </table:table-cell>
          <table:table-cell table:style-name="ce1" office:value-type="float" office:value="33">
            <text:p>3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3]" office:value-type="string" office:string-value="T33">
            <text:p>T33</text:p>
          </table:table-cell>
          <table:table-cell/>
        </table:table-row>
        <table:table-row table:style-name="ro1">
          <table:table-cell table:style-name="ce1" table:formula="oooc:=[.G34]" office:value-type="string" office:string-value="T34">
            <text:p>T34</text:p>
          </table:table-cell>
          <table:table-cell table:style-name="ce1" office:value-type="float" office:value="34">
            <text:p>3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4]" office:value-type="string" office:string-value="T34">
            <text:p>T34</text:p>
          </table:table-cell>
          <table:table-cell/>
        </table:table-row>
        <table:table-row table:style-name="ro1">
          <table:table-cell table:style-name="ce1" table:formula="oooc:=[.G35]" office:value-type="string" office:string-value="T35">
            <text:p>T35</text:p>
          </table:table-cell>
          <table:table-cell table:style-name="ce1" office:value-type="float" office:value="35">
            <text:p>3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5]" office:value-type="string" office:string-value="T35">
            <text:p>T35</text:p>
          </table:table-cell>
          <table:table-cell/>
        </table:table-row>
        <table:table-row table:style-name="ro1">
          <table:table-cell table:style-name="ce1" table:formula="oooc:=[.G36]" office:value-type="string" office:string-value="T36">
            <text:p>T36</text:p>
          </table:table-cell>
          <table:table-cell table:style-name="ce1" office:value-type="float" office:value="36">
            <text:p>3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6]" office:value-type="string" office:string-value="T36">
            <text:p>T36</text:p>
          </table:table-cell>
          <table:table-cell/>
        </table:table-row>
        <table:table-row table:style-name="ro1">
          <table:table-cell table:style-name="ce1" table:formula="oooc:=[.G37]" office:value-type="string" office:string-value="T37">
            <text:p>T37</text:p>
          </table:table-cell>
          <table:table-cell table:style-name="ce1" office:value-type="float" office:value="37">
            <text:p>3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7]" office:value-type="string" office:string-value="T37">
            <text:p>T37</text:p>
          </table:table-cell>
          <table:table-cell/>
        </table:table-row>
        <table:table-row table:style-name="ro1">
          <table:table-cell table:style-name="ce1" table:formula="oooc:=[.G38]" office:value-type="string" office:string-value="T38">
            <text:p>T38</text:p>
          </table:table-cell>
          <table:table-cell table:style-name="ce1" office:value-type="float" office:value="38">
            <text:p>3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8]" office:value-type="string" office:string-value="T38">
            <text:p>T38</text:p>
          </table:table-cell>
          <table:table-cell/>
        </table:table-row>
        <table:table-row table:style-name="ro1">
          <table:table-cell table:style-name="ce1" table:formula="oooc:=[.G39]" office:value-type="string" office:string-value="T39">
            <text:p>T39</text:p>
          </table:table-cell>
          <table:table-cell table:style-name="ce1" office:value-type="float" office:value="39">
            <text:p>3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39]" office:value-type="string" office:string-value="T39">
            <text:p>T39</text:p>
          </table:table-cell>
          <table:table-cell/>
        </table:table-row>
        <table:table-row table:style-name="ro1">
          <table:table-cell table:style-name="ce1" table:formula="oooc:=[.G40]" office:value-type="string" office:string-value="T40">
            <text:p>T40</text:p>
          </table:table-cell>
          <table:table-cell table:style-name="ce1" office:value-type="float" office:value="40">
            <text:p>4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0]" office:value-type="string" office:string-value="T40">
            <text:p>T40</text:p>
          </table:table-cell>
          <table:table-cell/>
        </table:table-row>
        <table:table-row table:style-name="ro1">
          <table:table-cell table:style-name="ce1" table:formula="oooc:=[.G41]" office:value-type="string" office:string-value="T41">
            <text:p>T41</text:p>
          </table:table-cell>
          <table:table-cell table:style-name="ce1" office:value-type="float" office:value="41">
            <text:p>4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1]" office:value-type="string" office:string-value="T41">
            <text:p>T41</text:p>
          </table:table-cell>
          <table:table-cell/>
        </table:table-row>
        <table:table-row table:style-name="ro1">
          <table:table-cell table:style-name="ce1" table:formula="oooc:=[.G42]" office:value-type="string" office:string-value="T42">
            <text:p>T42</text:p>
          </table:table-cell>
          <table:table-cell table:style-name="ce1" office:value-type="float" office:value="42">
            <text:p>4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2]" office:value-type="string" office:string-value="T42">
            <text:p>T42</text:p>
          </table:table-cell>
          <table:table-cell/>
        </table:table-row>
        <table:table-row table:style-name="ro1">
          <table:table-cell table:style-name="ce1" table:formula="oooc:=[.G43]" office:value-type="string" office:string-value="T43">
            <text:p>T43</text:p>
          </table:table-cell>
          <table:table-cell table:style-name="ce1" office:value-type="float" office:value="43">
            <text:p>4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3]" office:value-type="string" office:string-value="T43">
            <text:p>T43</text:p>
          </table:table-cell>
          <table:table-cell/>
        </table:table-row>
        <table:table-row table:style-name="ro1">
          <table:table-cell table:style-name="ce1" table:formula="oooc:=[.G44]" office:value-type="string" office:string-value="T44">
            <text:p>T44</text:p>
          </table:table-cell>
          <table:table-cell table:style-name="ce1" office:value-type="float" office:value="44">
            <text:p>4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4]" office:value-type="string" office:string-value="T44">
            <text:p>T44</text:p>
          </table:table-cell>
          <table:table-cell/>
        </table:table-row>
        <table:table-row table:style-name="ro1">
          <table:table-cell table:style-name="ce1" table:formula="oooc:=[.G45]" office:value-type="string" office:string-value="T45">
            <text:p>T45</text:p>
          </table:table-cell>
          <table:table-cell table:style-name="ce1" office:value-type="float" office:value="45">
            <text:p>4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5]" office:value-type="string" office:string-value="T45">
            <text:p>T45</text:p>
          </table:table-cell>
          <table:table-cell/>
        </table:table-row>
        <table:table-row table:style-name="ro1">
          <table:table-cell table:style-name="ce1" table:formula="oooc:=[.G46]" office:value-type="string" office:string-value="T46">
            <text:p>T46</text:p>
          </table:table-cell>
          <table:table-cell table:style-name="ce1" office:value-type="float" office:value="46">
            <text:p>4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6]" office:value-type="string" office:string-value="T46">
            <text:p>T46</text:p>
          </table:table-cell>
          <table:table-cell/>
        </table:table-row>
        <table:table-row table:style-name="ro1">
          <table:table-cell table:style-name="ce1" table:formula="oooc:=[.G47]" office:value-type="string" office:string-value="T47">
            <text:p>T47</text:p>
          </table:table-cell>
          <table:table-cell table:style-name="ce1" office:value-type="float" office:value="47">
            <text:p>4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7]" office:value-type="string" office:string-value="T47">
            <text:p>T47</text:p>
          </table:table-cell>
          <table:table-cell/>
        </table:table-row>
        <table:table-row table:style-name="ro1">
          <table:table-cell table:style-name="ce1" table:formula="oooc:=[.G48]" office:value-type="string" office:string-value="T48">
            <text:p>T48</text:p>
          </table:table-cell>
          <table:table-cell table:style-name="ce1" office:value-type="float" office:value="48">
            <text:p>4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8]" office:value-type="string" office:string-value="T48">
            <text:p>T48</text:p>
          </table:table-cell>
          <table:table-cell/>
        </table:table-row>
        <table:table-row table:style-name="ro1">
          <table:table-cell table:style-name="ce1" table:formula="oooc:=[.G49]" office:value-type="string" office:string-value="T49">
            <text:p>T49</text:p>
          </table:table-cell>
          <table:table-cell table:style-name="ce1" office:value-type="float" office:value="49">
            <text:p>4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49]" office:value-type="string" office:string-value="T49">
            <text:p>T49</text:p>
          </table:table-cell>
          <table:table-cell/>
        </table:table-row>
        <table:table-row table:style-name="ro1">
          <table:table-cell table:style-name="ce1" table:formula="oooc:=[.G50]" office:value-type="string" office:string-value="T50">
            <text:p>T50</text:p>
          </table:table-cell>
          <table:table-cell table:style-name="ce1" office:value-type="float" office:value="50">
            <text:p>5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0]" office:value-type="string" office:string-value="T50">
            <text:p>T50</text:p>
          </table:table-cell>
          <table:table-cell/>
        </table:table-row>
        <table:table-row table:style-name="ro1">
          <table:table-cell table:style-name="ce1" table:formula="oooc:=[.G51]" office:value-type="string" office:string-value="T51">
            <text:p>T51</text:p>
          </table:table-cell>
          <table:table-cell table:style-name="ce1" office:value-type="float" office:value="51">
            <text:p>5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1]" office:value-type="string" office:string-value="T51">
            <text:p>T51</text:p>
          </table:table-cell>
          <table:table-cell/>
        </table:table-row>
        <table:table-row table:style-name="ro1">
          <table:table-cell table:style-name="ce1" table:formula="oooc:=[.G52]" office:value-type="string" office:string-value="T52">
            <text:p>T52</text:p>
          </table:table-cell>
          <table:table-cell table:style-name="ce1" office:value-type="float" office:value="52">
            <text:p>5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2]" office:value-type="string" office:string-value="T52">
            <text:p>T52</text:p>
          </table:table-cell>
          <table:table-cell/>
        </table:table-row>
        <table:table-row table:style-name="ro1">
          <table:table-cell table:style-name="ce1" table:formula="oooc:=[.G53]" office:value-type="string" office:string-value="T53">
            <text:p>T53</text:p>
          </table:table-cell>
          <table:table-cell table:style-name="ce1" office:value-type="float" office:value="53">
            <text:p>5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3]" office:value-type="string" office:string-value="T53">
            <text:p>T53</text:p>
          </table:table-cell>
          <table:table-cell/>
        </table:table-row>
        <table:table-row table:style-name="ro1">
          <table:table-cell table:style-name="ce1" table:formula="oooc:=[.G54]" office:value-type="string" office:string-value="T54">
            <text:p>T54</text:p>
          </table:table-cell>
          <table:table-cell table:style-name="ce1" office:value-type="float" office:value="54">
            <text:p>5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4]" office:value-type="string" office:string-value="T54">
            <text:p>T54</text:p>
          </table:table-cell>
          <table:table-cell/>
        </table:table-row>
        <table:table-row table:style-name="ro1">
          <table:table-cell table:style-name="ce1" table:formula="oooc:=[.G55]" office:value-type="string" office:string-value="T55">
            <text:p>T55</text:p>
          </table:table-cell>
          <table:table-cell table:style-name="ce1" office:value-type="float" office:value="55">
            <text:p>5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5]" office:value-type="string" office:string-value="T55">
            <text:p>T55</text:p>
          </table:table-cell>
          <table:table-cell/>
        </table:table-row>
        <table:table-row table:style-name="ro1">
          <table:table-cell table:style-name="ce1" table:formula="oooc:=[.G56]" office:value-type="string" office:string-value="T56">
            <text:p>T56</text:p>
          </table:table-cell>
          <table:table-cell table:style-name="ce1" office:value-type="float" office:value="56">
            <text:p>5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6]" office:value-type="string" office:string-value="T56">
            <text:p>T56</text:p>
          </table:table-cell>
          <table:table-cell/>
        </table:table-row>
        <table:table-row table:style-name="ro1">
          <table:table-cell table:style-name="ce1" table:formula="oooc:=[.G57]" office:value-type="string" office:string-value="T57">
            <text:p>T57</text:p>
          </table:table-cell>
          <table:table-cell table:style-name="ce1" office:value-type="float" office:value="57">
            <text:p>5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7]" office:value-type="string" office:string-value="T57">
            <text:p>T57</text:p>
          </table:table-cell>
          <table:table-cell/>
        </table:table-row>
        <table:table-row table:style-name="ro1">
          <table:table-cell table:style-name="ce1" table:formula="oooc:=[.G58]" office:value-type="string" office:string-value="T58">
            <text:p>T58</text:p>
          </table:table-cell>
          <table:table-cell table:style-name="ce1" office:value-type="float" office:value="58">
            <text:p>5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8]" office:value-type="string" office:string-value="T58">
            <text:p>T58</text:p>
          </table:table-cell>
          <table:table-cell/>
        </table:table-row>
        <table:table-row table:style-name="ro1">
          <table:table-cell table:style-name="ce1" table:formula="oooc:=[.G59]" office:value-type="string" office:string-value="T59">
            <text:p>T59</text:p>
          </table:table-cell>
          <table:table-cell table:style-name="ce1" office:value-type="float" office:value="59">
            <text:p>5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59]" office:value-type="string" office:string-value="T59">
            <text:p>T59</text:p>
          </table:table-cell>
          <table:table-cell/>
        </table:table-row>
        <table:table-row table:style-name="ro1">
          <table:table-cell table:style-name="ce1" table:formula="oooc:=[.G60]" office:value-type="string" office:string-value="T60">
            <text:p>T60</text:p>
          </table:table-cell>
          <table:table-cell table:style-name="ce1" office:value-type="float" office:value="60">
            <text:p>6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B60]" office:value-type="string" office:string-value="T60">
            <text:p>T60</text:p>
          </table:table-cell>
          <table:table-cell/>
        </table:table-row>
        <table:table-row table:style-name="ro1">
          <table:table-cell table:style-name="ce1" table:formula="oooc:=[.G61]" office:value-type="string" office:string-value="B1">
            <text:p>B1</text:p>
          </table:table-cell>
          <table:table-cell table:style-name="ce1" office:value-type="float" office:value="61">
            <text:p>6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61]-60)" office:value-type="string" office:string-value="B1">
            <text:p>B1</text:p>
          </table:table-cell>
          <table:table-cell/>
        </table:table-row>
        <table:table-row table:style-name="ro1">
          <table:table-cell table:style-name="ce1" table:formula="oooc:=[.G62]" office:value-type="string" office:string-value="B2">
            <text:p>B2</text:p>
          </table:table-cell>
          <table:table-cell table:style-name="ce1" office:value-type="float" office:value="62">
            <text:p>6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62]-60)" office:value-type="string" office:string-value="B2">
            <text:p>B2</text:p>
          </table:table-cell>
          <table:table-cell/>
        </table:table-row>
        <table:table-row table:style-name="ro1">
          <table:table-cell table:style-name="ce1" table:formula="oooc:=[.G63]" office:value-type="string" office:string-value="B3">
            <text:p>B3</text:p>
          </table:table-cell>
          <table:table-cell table:style-name="ce1" office:value-type="float" office:value="63">
            <text:p>6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63]-60)" office:value-type="string" office:string-value="B3">
            <text:p>B3</text:p>
          </table:table-cell>
          <table:table-cell/>
        </table:table-row>
        <table:table-row table:style-name="ro1">
          <table:table-cell table:style-name="ce1" table:formula="oooc:=[.G64]" office:value-type="string" office:string-value="B4">
            <text:p>B4</text:p>
          </table:table-cell>
          <table:table-cell table:style-name="ce1" office:value-type="float" office:value="64">
            <text:p>6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64]-60)" office:value-type="string" office:string-value="B4">
            <text:p>B4</text:p>
          </table:table-cell>
          <table:table-cell/>
        </table:table-row>
        <table:table-row table:style-name="ro1">
          <table:table-cell table:style-name="ce1" table:formula="oooc:=[.G65]" office:value-type="string" office:string-value="B5">
            <text:p>B5</text:p>
          </table:table-cell>
          <table:table-cell table:style-name="ce1" office:value-type="float" office:value="65">
            <text:p>6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65]-60)" office:value-type="string" office:string-value="B5">
            <text:p>B5</text:p>
          </table:table-cell>
          <table:table-cell/>
        </table:table-row>
        <table:table-row table:style-name="ro1">
          <table:table-cell table:style-name="ce1" table:formula="oooc:=[.G66]" office:value-type="string" office:string-value="B6">
            <text:p>B6</text:p>
          </table:table-cell>
          <table:table-cell table:style-name="ce1" office:value-type="float" office:value="66">
            <text:p>6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66]-60)" office:value-type="string" office:string-value="B6">
            <text:p>B6</text:p>
          </table:table-cell>
          <table:table-cell/>
        </table:table-row>
        <table:table-row table:style-name="ro1">
          <table:table-cell table:style-name="ce1" table:formula="oooc:=[.G67]" office:value-type="string" office:string-value="B7">
            <text:p>B7</text:p>
          </table:table-cell>
          <table:table-cell table:style-name="ce1" office:value-type="float" office:value="67">
            <text:p>6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67]-60)" office:value-type="string" office:string-value="B7">
            <text:p>B7</text:p>
          </table:table-cell>
          <table:table-cell/>
        </table:table-row>
        <table:table-row table:style-name="ro1">
          <table:table-cell table:style-name="ce1" table:formula="oooc:=[.G68]" office:value-type="string" office:string-value="B8">
            <text:p>B8</text:p>
          </table:table-cell>
          <table:table-cell table:style-name="ce1" office:value-type="float" office:value="68">
            <text:p>6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68]-60)" office:value-type="string" office:string-value="B8">
            <text:p>B8</text:p>
          </table:table-cell>
          <table:table-cell/>
        </table:table-row>
        <table:table-row table:style-name="ro1">
          <table:table-cell table:style-name="ce1" table:formula="oooc:=[.G69]" office:value-type="string" office:string-value="B9">
            <text:p>B9</text:p>
          </table:table-cell>
          <table:table-cell table:style-name="ce1" office:value-type="float" office:value="69">
            <text:p>6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69]-60)" office:value-type="string" office:string-value="B9">
            <text:p>B9</text:p>
          </table:table-cell>
          <table:table-cell/>
        </table:table-row>
        <table:table-row table:style-name="ro1">
          <table:table-cell table:style-name="ce1" table:formula="oooc:=[.G70]" office:value-type="string" office:string-value="B10">
            <text:p>B10</text:p>
          </table:table-cell>
          <table:table-cell table:style-name="ce1" office:value-type="float" office:value="70">
            <text:p>7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0]-60)" office:value-type="string" office:string-value="B10">
            <text:p>B10</text:p>
          </table:table-cell>
          <table:table-cell/>
        </table:table-row>
        <table:table-row table:style-name="ro1">
          <table:table-cell table:style-name="ce1" table:formula="oooc:=[.G71]" office:value-type="string" office:string-value="B11">
            <text:p>B11</text:p>
          </table:table-cell>
          <table:table-cell table:style-name="ce1" office:value-type="float" office:value="71">
            <text:p>7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1]-60)" office:value-type="string" office:string-value="B11">
            <text:p>B11</text:p>
          </table:table-cell>
          <table:table-cell/>
        </table:table-row>
        <table:table-row table:style-name="ro1">
          <table:table-cell table:style-name="ce1" table:formula="oooc:=[.G72]" office:value-type="string" office:string-value="B12">
            <text:p>B12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2]-60)" office:value-type="string" office:string-value="B12">
            <text:p>B12</text:p>
          </table:table-cell>
          <table:table-cell/>
        </table:table-row>
        <table:table-row table:style-name="ro1">
          <table:table-cell table:style-name="ce1" table:formula="oooc:=[.G73]" office:value-type="string" office:string-value="B13">
            <text:p>B13</text:p>
          </table:table-cell>
          <table:table-cell table:style-name="ce1" office:value-type="float" office:value="73">
            <text:p>7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3]-60)" office:value-type="string" office:string-value="B13">
            <text:p>B13</text:p>
          </table:table-cell>
          <table:table-cell/>
        </table:table-row>
        <table:table-row table:style-name="ro1">
          <table:table-cell table:style-name="ce1" table:formula="oooc:=[.G74]" office:value-type="string" office:string-value="B14">
            <text:p>B14</text:p>
          </table:table-cell>
          <table:table-cell table:style-name="ce1" office:value-type="float" office:value="74">
            <text:p>7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4]-60)" office:value-type="string" office:string-value="B14">
            <text:p>B14</text:p>
          </table:table-cell>
          <table:table-cell/>
        </table:table-row>
        <table:table-row table:style-name="ro1">
          <table:table-cell table:style-name="ce1" table:formula="oooc:=[.G75]" office:value-type="string" office:string-value="B15">
            <text:p>B15</text:p>
          </table:table-cell>
          <table:table-cell table:style-name="ce1" office:value-type="float" office:value="75">
            <text:p>7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5]-60)" office:value-type="string" office:string-value="B15">
            <text:p>B15</text:p>
          </table:table-cell>
          <table:table-cell/>
        </table:table-row>
        <table:table-row table:style-name="ro1">
          <table:table-cell table:style-name="ce1" table:formula="oooc:=[.G76]" office:value-type="string" office:string-value="B16">
            <text:p>B16</text:p>
          </table:table-cell>
          <table:table-cell table:style-name="ce1" office:value-type="float" office:value="76">
            <text:p>7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6]-60)" office:value-type="string" office:string-value="B16">
            <text:p>B16</text:p>
          </table:table-cell>
          <table:table-cell/>
        </table:table-row>
        <table:table-row table:style-name="ro1">
          <table:table-cell table:style-name="ce1" table:formula="oooc:=[.G77]" office:value-type="string" office:string-value="B17">
            <text:p>B17</text:p>
          </table:table-cell>
          <table:table-cell table:style-name="ce1" office:value-type="float" office:value="77">
            <text:p>7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7]-60)" office:value-type="string" office:string-value="B17">
            <text:p>B17</text:p>
          </table:table-cell>
          <table:table-cell/>
        </table:table-row>
        <table:table-row table:style-name="ro1">
          <table:table-cell table:style-name="ce1" table:formula="oooc:=[.G78]" office:value-type="string" office:string-value="B18">
            <text:p>B18</text:p>
          </table:table-cell>
          <table:table-cell table:style-name="ce1" office:value-type="float" office:value="78">
            <text:p>7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8]-60)" office:value-type="string" office:string-value="B18">
            <text:p>B18</text:p>
          </table:table-cell>
          <table:table-cell/>
        </table:table-row>
        <table:table-row table:style-name="ro1">
          <table:table-cell table:style-name="ce1" table:formula="oooc:=[.G79]" office:value-type="string" office:string-value="B19">
            <text:p>B19</text:p>
          </table:table-cell>
          <table:table-cell table:style-name="ce1" office:value-type="float" office:value="79">
            <text:p>7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79]-60)" office:value-type="string" office:string-value="B19">
            <text:p>B19</text:p>
          </table:table-cell>
          <table:table-cell/>
        </table:table-row>
        <table:table-row table:style-name="ro1">
          <table:table-cell table:style-name="ce1" table:formula="oooc:=[.G80]" office:value-type="string" office:string-value="B20">
            <text:p>B20</text:p>
          </table:table-cell>
          <table:table-cell table:style-name="ce1" office:value-type="float" office:value="80">
            <text:p>8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0]-60)" office:value-type="string" office:string-value="B20">
            <text:p>B20</text:p>
          </table:table-cell>
          <table:table-cell/>
        </table:table-row>
        <table:table-row table:style-name="ro1">
          <table:table-cell table:style-name="ce1" table:formula="oooc:=[.G81]" office:value-type="string" office:string-value="B21">
            <text:p>B21</text:p>
          </table:table-cell>
          <table:table-cell table:style-name="ce1" office:value-type="float" office:value="81">
            <text:p>8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1]-60)" office:value-type="string" office:string-value="B21">
            <text:p>B21</text:p>
          </table:table-cell>
          <table:table-cell/>
        </table:table-row>
        <table:table-row table:style-name="ro1">
          <table:table-cell table:style-name="ce1" table:formula="oooc:=[.G82]" office:value-type="string" office:string-value="B22">
            <text:p>B22</text:p>
          </table:table-cell>
          <table:table-cell table:style-name="ce1" office:value-type="float" office:value="82">
            <text:p>8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2]-60)" office:value-type="string" office:string-value="B22">
            <text:p>B22</text:p>
          </table:table-cell>
          <table:table-cell/>
        </table:table-row>
        <table:table-row table:style-name="ro1">
          <table:table-cell table:style-name="ce1" table:formula="oooc:=[.G83]" office:value-type="string" office:string-value="B23">
            <text:p>B23</text:p>
          </table:table-cell>
          <table:table-cell table:style-name="ce1" office:value-type="float" office:value="83">
            <text:p>8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3]-60)" office:value-type="string" office:string-value="B23">
            <text:p>B23</text:p>
          </table:table-cell>
          <table:table-cell/>
        </table:table-row>
        <table:table-row table:style-name="ro1">
          <table:table-cell table:style-name="ce1" table:formula="oooc:=[.G84]" office:value-type="string" office:string-value="B24">
            <text:p>B24</text:p>
          </table:table-cell>
          <table:table-cell table:style-name="ce1" office:value-type="float" office:value="84">
            <text:p>8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4]-60)" office:value-type="string" office:string-value="B24">
            <text:p>B24</text:p>
          </table:table-cell>
          <table:table-cell/>
        </table:table-row>
        <table:table-row table:style-name="ro1">
          <table:table-cell table:style-name="ce1" table:formula="oooc:=[.G85]" office:value-type="string" office:string-value="B25">
            <text:p>B25</text:p>
          </table:table-cell>
          <table:table-cell table:style-name="ce1" office:value-type="float" office:value="85">
            <text:p>8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5]-60)" office:value-type="string" office:string-value="B25">
            <text:p>B25</text:p>
          </table:table-cell>
          <table:table-cell/>
        </table:table-row>
        <table:table-row table:style-name="ro1">
          <table:table-cell table:style-name="ce1" table:formula="oooc:=[.G86]" office:value-type="string" office:string-value="B26">
            <text:p>B26</text:p>
          </table:table-cell>
          <table:table-cell table:style-name="ce1" office:value-type="float" office:value="86">
            <text:p>8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6]-60)" office:value-type="string" office:string-value="B26">
            <text:p>B26</text:p>
          </table:table-cell>
          <table:table-cell/>
        </table:table-row>
        <table:table-row table:style-name="ro1">
          <table:table-cell table:style-name="ce1" table:formula="oooc:=[.G87]" office:value-type="string" office:string-value="B27">
            <text:p>B27</text:p>
          </table:table-cell>
          <table:table-cell table:style-name="ce1" office:value-type="float" office:value="87">
            <text:p>8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7]-60)" office:value-type="string" office:string-value="B27">
            <text:p>B27</text:p>
          </table:table-cell>
          <table:table-cell/>
        </table:table-row>
        <table:table-row table:style-name="ro1">
          <table:table-cell table:style-name="ce1" table:formula="oooc:=[.G88]" office:value-type="string" office:string-value="B28">
            <text:p>B28</text:p>
          </table:table-cell>
          <table:table-cell table:style-name="ce1" office:value-type="float" office:value="88">
            <text:p>8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8]-60)" office:value-type="string" office:string-value="B28">
            <text:p>B28</text:p>
          </table:table-cell>
          <table:table-cell/>
        </table:table-row>
        <table:table-row table:style-name="ro1">
          <table:table-cell table:style-name="ce1" table:formula="oooc:=[.G89]" office:value-type="string" office:string-value="B29">
            <text:p>B29</text:p>
          </table:table-cell>
          <table:table-cell table:style-name="ce1" office:value-type="float" office:value="89">
            <text:p>8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89]-60)" office:value-type="string" office:string-value="B29">
            <text:p>B29</text:p>
          </table:table-cell>
          <table:table-cell/>
        </table:table-row>
        <table:table-row table:style-name="ro1">
          <table:table-cell table:style-name="ce1" table:formula="oooc:=[.G90]" office:value-type="string" office:string-value="B30">
            <text:p>B30</text:p>
          </table:table-cell>
          <table:table-cell table:style-name="ce1" office:value-type="float" office:value="90">
            <text:p>9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0]-60)" office:value-type="string" office:string-value="B30">
            <text:p>B30</text:p>
          </table:table-cell>
          <table:table-cell/>
        </table:table-row>
        <table:table-row table:style-name="ro1">
          <table:table-cell table:style-name="ce1" table:formula="oooc:=[.G91]" office:value-type="string" office:string-value="B31">
            <text:p>B31</text:p>
          </table:table-cell>
          <table:table-cell table:style-name="ce1" office:value-type="float" office:value="91">
            <text:p>9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1]-60)" office:value-type="string" office:string-value="B31">
            <text:p>B31</text:p>
          </table:table-cell>
          <table:table-cell/>
        </table:table-row>
        <table:table-row table:style-name="ro1">
          <table:table-cell table:style-name="ce1" table:formula="oooc:=[.G92]" office:value-type="string" office:string-value="B32">
            <text:p>B32</text:p>
          </table:table-cell>
          <table:table-cell table:style-name="ce1" office:value-type="float" office:value="92">
            <text:p>9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2]-60)" office:value-type="string" office:string-value="B32">
            <text:p>B32</text:p>
          </table:table-cell>
          <table:table-cell/>
        </table:table-row>
        <table:table-row table:style-name="ro1">
          <table:table-cell table:style-name="ce1" table:formula="oooc:=[.G93]" office:value-type="string" office:string-value="B33">
            <text:p>B33</text:p>
          </table:table-cell>
          <table:table-cell table:style-name="ce1" office:value-type="float" office:value="93">
            <text:p>9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3]-60)" office:value-type="string" office:string-value="B33">
            <text:p>B33</text:p>
          </table:table-cell>
          <table:table-cell/>
        </table:table-row>
        <table:table-row table:style-name="ro1">
          <table:table-cell table:style-name="ce1" table:formula="oooc:=[.G94]" office:value-type="string" office:string-value="B34">
            <text:p>B34</text:p>
          </table:table-cell>
          <table:table-cell table:style-name="ce1" office:value-type="float" office:value="94">
            <text:p>9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4]-60)" office:value-type="string" office:string-value="B34">
            <text:p>B34</text:p>
          </table:table-cell>
          <table:table-cell/>
        </table:table-row>
        <table:table-row table:style-name="ro1">
          <table:table-cell table:style-name="ce1" table:formula="oooc:=[.G95]" office:value-type="string" office:string-value="B35">
            <text:p>B35</text:p>
          </table:table-cell>
          <table:table-cell table:style-name="ce1" office:value-type="float" office:value="95">
            <text:p>9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5]-60)" office:value-type="string" office:string-value="B35">
            <text:p>B35</text:p>
          </table:table-cell>
          <table:table-cell/>
        </table:table-row>
        <table:table-row table:style-name="ro1">
          <table:table-cell table:style-name="ce1" table:formula="oooc:=[.G96]" office:value-type="string" office:string-value="B36">
            <text:p>B36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6]-60)" office:value-type="string" office:string-value="B36">
            <text:p>B36</text:p>
          </table:table-cell>
          <table:table-cell/>
        </table:table-row>
        <table:table-row table:style-name="ro1">
          <table:table-cell table:style-name="ce1" table:formula="oooc:=[.G97]" office:value-type="string" office:string-value="B37">
            <text:p>B37</text:p>
          </table:table-cell>
          <table:table-cell table:style-name="ce1" office:value-type="float" office:value="97">
            <text:p>9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7]-60)" office:value-type="string" office:string-value="B37">
            <text:p>B37</text:p>
          </table:table-cell>
          <table:table-cell/>
        </table:table-row>
        <table:table-row table:style-name="ro1">
          <table:table-cell table:style-name="ce1" table:formula="oooc:=[.G98]" office:value-type="string" office:string-value="B38">
            <text:p>B38</text:p>
          </table:table-cell>
          <table:table-cell table:style-name="ce1" office:value-type="float" office:value="98">
            <text:p>9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8]-60)" office:value-type="string" office:string-value="B38">
            <text:p>B38</text:p>
          </table:table-cell>
          <table:table-cell/>
        </table:table-row>
        <table:table-row table:style-name="ro1">
          <table:table-cell table:style-name="ce1" table:formula="oooc:=[.G99]" office:value-type="string" office:string-value="B39">
            <text:p>B39</text:p>
          </table:table-cell>
          <table:table-cell table:style-name="ce1" office:value-type="float" office:value="99">
            <text:p>9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99]-60)" office:value-type="string" office:string-value="B39">
            <text:p>B39</text:p>
          </table:table-cell>
          <table:table-cell/>
        </table:table-row>
        <table:table-row table:style-name="ro1">
          <table:table-cell table:style-name="ce1" table:formula="oooc:=[.G100]" office:value-type="string" office:string-value="B40">
            <text:p>B40</text:p>
          </table:table-cell>
          <table:table-cell table:style-name="ce1" office:value-type="float" office:value="100">
            <text:p>10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0]-60)" office:value-type="string" office:string-value="B40">
            <text:p>B40</text:p>
          </table:table-cell>
          <table:table-cell/>
        </table:table-row>
        <table:table-row table:style-name="ro1">
          <table:table-cell table:style-name="ce1" table:formula="oooc:=[.G101]" office:value-type="string" office:string-value="B41">
            <text:p>B41</text:p>
          </table:table-cell>
          <table:table-cell table:style-name="ce1" office:value-type="float" office:value="101">
            <text:p>10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1]-60)" office:value-type="string" office:string-value="B41">
            <text:p>B41</text:p>
          </table:table-cell>
          <table:table-cell/>
        </table:table-row>
        <table:table-row table:style-name="ro1">
          <table:table-cell table:style-name="ce1" table:formula="oooc:=[.G102]" office:value-type="string" office:string-value="B42">
            <text:p>B42</text:p>
          </table:table-cell>
          <table:table-cell table:style-name="ce1" office:value-type="float" office:value="102">
            <text:p>10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2]-60)" office:value-type="string" office:string-value="B42">
            <text:p>B42</text:p>
          </table:table-cell>
          <table:table-cell/>
        </table:table-row>
        <table:table-row table:style-name="ro1">
          <table:table-cell table:style-name="ce1" table:formula="oooc:=[.G103]" office:value-type="string" office:string-value="B43">
            <text:p>B43</text:p>
          </table:table-cell>
          <table:table-cell table:style-name="ce1" office:value-type="float" office:value="103">
            <text:p>10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3]-60)" office:value-type="string" office:string-value="B43">
            <text:p>B43</text:p>
          </table:table-cell>
          <table:table-cell/>
        </table:table-row>
        <table:table-row table:style-name="ro1">
          <table:table-cell table:style-name="ce1" table:formula="oooc:=[.G104]" office:value-type="string" office:string-value="B44">
            <text:p>B44</text:p>
          </table:table-cell>
          <table:table-cell table:style-name="ce1" office:value-type="float" office:value="104">
            <text:p>10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4]-60)" office:value-type="string" office:string-value="B44">
            <text:p>B44</text:p>
          </table:table-cell>
          <table:table-cell/>
        </table:table-row>
        <table:table-row table:style-name="ro1">
          <table:table-cell table:style-name="ce1" table:formula="oooc:=[.G105]" office:value-type="string" office:string-value="B45">
            <text:p>B45</text:p>
          </table:table-cell>
          <table:table-cell table:style-name="ce1" office:value-type="float" office:value="105">
            <text:p>10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5]-60)" office:value-type="string" office:string-value="B45">
            <text:p>B45</text:p>
          </table:table-cell>
          <table:table-cell/>
        </table:table-row>
        <table:table-row table:style-name="ro1">
          <table:table-cell table:style-name="ce1" table:formula="oooc:=[.G106]" office:value-type="string" office:string-value="B46">
            <text:p>B46</text:p>
          </table:table-cell>
          <table:table-cell table:style-name="ce1" office:value-type="float" office:value="106">
            <text:p>10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6]-60)" office:value-type="string" office:string-value="B46">
            <text:p>B46</text:p>
          </table:table-cell>
          <table:table-cell/>
        </table:table-row>
        <table:table-row table:style-name="ro1">
          <table:table-cell table:style-name="ce1" table:formula="oooc:=[.G107]" office:value-type="string" office:string-value="B47">
            <text:p>B47</text:p>
          </table:table-cell>
          <table:table-cell table:style-name="ce1" office:value-type="float" office:value="107">
            <text:p>10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7]-60)" office:value-type="string" office:string-value="B47">
            <text:p>B47</text:p>
          </table:table-cell>
          <table:table-cell/>
        </table:table-row>
        <table:table-row table:style-name="ro1">
          <table:table-cell table:style-name="ce1" table:formula="oooc:=[.G108]" office:value-type="string" office:string-value="B48">
            <text:p>B48</text:p>
          </table:table-cell>
          <table:table-cell table:style-name="ce1" office:value-type="float" office:value="108">
            <text:p>10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8]-60)" office:value-type="string" office:string-value="B48">
            <text:p>B48</text:p>
          </table:table-cell>
          <table:table-cell/>
        </table:table-row>
        <table:table-row table:style-name="ro1">
          <table:table-cell table:style-name="ce1" table:formula="oooc:=[.G109]" office:value-type="string" office:string-value="B49">
            <text:p>B49</text:p>
          </table:table-cell>
          <table:table-cell table:style-name="ce1" office:value-type="float" office:value="109">
            <text:p>10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09]-60)" office:value-type="string" office:string-value="B49">
            <text:p>B49</text:p>
          </table:table-cell>
          <table:table-cell/>
        </table:table-row>
        <table:table-row table:style-name="ro1">
          <table:table-cell table:style-name="ce1" table:formula="oooc:=[.G110]" office:value-type="string" office:string-value="B50">
            <text:p>B50</text:p>
          </table:table-cell>
          <table:table-cell table:style-name="ce1" office:value-type="float" office:value="110">
            <text:p>11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0]-60)" office:value-type="string" office:string-value="B50">
            <text:p>B50</text:p>
          </table:table-cell>
          <table:table-cell/>
        </table:table-row>
        <table:table-row table:style-name="ro1">
          <table:table-cell table:style-name="ce1" table:formula="oooc:=[.G111]" office:value-type="string" office:string-value="B51">
            <text:p>B51</text:p>
          </table:table-cell>
          <table:table-cell table:style-name="ce1" office:value-type="float" office:value="111">
            <text:p>11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1]-60)" office:value-type="string" office:string-value="B51">
            <text:p>B51</text:p>
          </table:table-cell>
          <table:table-cell/>
        </table:table-row>
        <table:table-row table:style-name="ro1">
          <table:table-cell table:style-name="ce1" table:formula="oooc:=[.G112]" office:value-type="string" office:string-value="B52">
            <text:p>B52</text:p>
          </table:table-cell>
          <table:table-cell table:style-name="ce1" office:value-type="float" office:value="112">
            <text:p>11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2]-60)" office:value-type="string" office:string-value="B52">
            <text:p>B52</text:p>
          </table:table-cell>
          <table:table-cell/>
        </table:table-row>
        <table:table-row table:style-name="ro1">
          <table:table-cell table:style-name="ce1" table:formula="oooc:=[.G113]" office:value-type="string" office:string-value="B53">
            <text:p>B53</text:p>
          </table:table-cell>
          <table:table-cell table:style-name="ce1" office:value-type="float" office:value="113">
            <text:p>11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3]-60)" office:value-type="string" office:string-value="B53">
            <text:p>B53</text:p>
          </table:table-cell>
          <table:table-cell/>
        </table:table-row>
        <table:table-row table:style-name="ro1">
          <table:table-cell table:style-name="ce1" table:formula="oooc:=[.G114]" office:value-type="string" office:string-value="B54">
            <text:p>B54</text:p>
          </table:table-cell>
          <table:table-cell table:style-name="ce1" office:value-type="float" office:value="114">
            <text:p>11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4]-60)" office:value-type="string" office:string-value="B54">
            <text:p>B54</text:p>
          </table:table-cell>
          <table:table-cell/>
        </table:table-row>
        <table:table-row table:style-name="ro1">
          <table:table-cell table:style-name="ce1" table:formula="oooc:=[.G115]" office:value-type="string" office:string-value="B55">
            <text:p>B55</text:p>
          </table:table-cell>
          <table:table-cell table:style-name="ce1" office:value-type="float" office:value="115">
            <text:p>11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5]-60)" office:value-type="string" office:string-value="B55">
            <text:p>B55</text:p>
          </table:table-cell>
          <table:table-cell/>
        </table:table-row>
        <table:table-row table:style-name="ro1">
          <table:table-cell table:style-name="ce1" table:formula="oooc:=[.G116]" office:value-type="string" office:string-value="B56">
            <text:p>B56</text:p>
          </table:table-cell>
          <table:table-cell table:style-name="ce1" office:value-type="float" office:value="116">
            <text:p>11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6]-60)" office:value-type="string" office:string-value="B56">
            <text:p>B56</text:p>
          </table:table-cell>
          <table:table-cell/>
        </table:table-row>
        <table:table-row table:style-name="ro1">
          <table:table-cell table:style-name="ce1" table:formula="oooc:=[.G117]" office:value-type="string" office:string-value="B57">
            <text:p>B57</text:p>
          </table:table-cell>
          <table:table-cell table:style-name="ce1" office:value-type="float" office:value="117">
            <text:p>11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7]-60)" office:value-type="string" office:string-value="B57">
            <text:p>B57</text:p>
          </table:table-cell>
          <table:table-cell/>
        </table:table-row>
        <table:table-row table:style-name="ro1">
          <table:table-cell table:style-name="ce1" table:formula="oooc:=[.G118]" office:value-type="string" office:string-value="B58">
            <text:p>B58</text:p>
          </table:table-cell>
          <table:table-cell table:style-name="ce1" office:value-type="float" office:value="118">
            <text:p>11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8]-60)" office:value-type="string" office:string-value="B58">
            <text:p>B58</text:p>
          </table:table-cell>
          <table:table-cell/>
        </table:table-row>
        <table:table-row table:style-name="ro1">
          <table:table-cell table:style-name="ce1" table:formula="oooc:=[.G119]" office:value-type="string" office:string-value="B59">
            <text:p>B59</text:p>
          </table:table-cell>
          <table:table-cell table:style-name="ce1" office:value-type="float" office:value="119">
            <text:p>11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19]-60)" office:value-type="string" office:string-value="B59">
            <text:p>B59</text:p>
          </table:table-cell>
          <table:table-cell/>
        </table:table-row>
        <table:table-row table:style-name="ro1">
          <table:table-cell table:style-name="ce1" table:formula="oooc:=[.G120]" office:value-type="string" office:string-value="B60">
            <text:p>B60</text:p>
          </table:table-cell>
          <table:table-cell table:style-name="ce1" office:value-type="float" office:value="120">
            <text:p>12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B120]-60)" office:value-type="string" office:string-value="B60">
            <text:p>B60</text:p>
          </table:table-cell>
          <table:table-cell/>
        </table:table-row>
        <table:table-row table:style-name="ro1" table:number-rows-repeated="6541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::</number:text>
    </number:number-style>
    <number:number-style style:name="N136P0" style:volatile="true">
      <number:text/>
    </number:number-style>
    <number:number-style style:name="N136">
      <number:text/>
      <style:map style:condition="value()&gt;=0" style:apply-style-name="N136P0"/>
    </number:number-style>
    <number:number-style style:name="N137">
      <number:number number:min-integer-digits="1"/>
      <number:text> </number:text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2">05/02/2007</text:date>, <text:time>20:5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5-02T20:52:39</dc:date>
    <dc:language>en-US</dc:language>
    <meta:editing-cycles>5</meta:editing-cycles>
    <meta:editing-duration>PT59M59S</meta:editing-duration>
    <meta:user-defined meta:name="Info 1"/>
    <meta:user-defined meta:name="Info 2"/>
    <meta:user-defined meta:name="Info 3"/>
    <meta:user-defined meta:name="Info 4"/>
    <meta:document-statistic meta:table-count="1" meta:cell-count="720"/>
  </office:meta>
</office:document-meta>
</file>